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 style:list-style-name="L1">
      <style:graphic-properties draw:textarea-vertical-align="middle" draw:line-distance="1.19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>
      <loext:graphic-properties draw:fill="none" draw:fill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loext:graphic-properties draw:fill="none" draw:fill-color="#ffffff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1.889cm" svg:x2="11.414cm" svg:y2="15.732cm">
          <text:p/>
        </draw:line>
        <draw:line draw:style-name="gr2" draw:text-style-name="P2" draw:layer="layout" svg:x1="2.905cm" svg:y1="2.778cm" svg:x2="26.019cm" svg:y2="2.524cm">
          <text:p/>
        </draw:line>
        <draw:line draw:style-name="gr3" draw:text-style-name="P1" draw:layer="layout" svg:x1="4.429cm" svg:y1="2.778cm" svg:x2="5.318cm" svg:y2="5.191cm">
          <text:p/>
        </draw:line>
        <draw:frame draw:style-name="gr4" draw:text-style-name="P3" draw:layer="layout" svg:width="2.619cm" svg:height="0.962cm" svg:x="4.937cm" svg:y="1.689cm">
          <draw:text-box>
            <text:p>AOSP-l</text:p>
          </draw:text-box>
        </draw:frame>
        <draw:frame draw:style-name="gr4" draw:text-style-name="P3" draw:layer="layout" svg:width="3.008cm" svg:height="0.962cm" svg:x="11.414cm" svg:y="1.689cm">
          <draw:text-box>
            <text:p>AOSP-M</text:p>
          </draw:text-box>
        </draw:frame>
        <draw:frame draw:style-name="gr4" draw:text-style-name="P3" draw:layer="layout" svg:width="4.477cm" svg:height="0.962cm" svg:x="5.572cm" svg:y="4.302cm">
          <draw:text-box>
            <text:p>Android-x86-L</text:p>
          </draw:text-box>
        </draw:frame>
        <draw:line draw:style-name="gr3" draw:text-style-name="P1" draw:layer="layout" svg:x1="5.953cm" svg:y1="5.191cm" svg:x2="6.461cm" svg:y2="7.223cm">
          <text:p/>
        </draw:line>
        <draw:line draw:style-name="gr2" draw:text-style-name="P2" draw:layer="layout" svg:x1="15.732cm" svg:y1="8.112cm" svg:x2="24.368cm" svg:y2="7.985cm">
          <text:p/>
        </draw:line>
        <draw:line draw:style-name="gr2" draw:text-style-name="P2" draw:layer="layout" svg:x1="5.445cm" svg:y1="5.246cm" svg:x2="12.811cm" svg:y2="5.191cm">
          <text:p/>
        </draw:line>
        <draw:frame draw:style-name="gr4" draw:text-style-name="P3" draw:layer="layout" svg:width="3.948cm" svg:height="0.962cm" svg:x="6.588cm" svg:y="6.334cm">
          <draw:text-box>
            <text:p>multiwindow</text:p>
          </draw:text-box>
        </draw:frame>
        <draw:line draw:style-name="gr3" draw:text-style-name="P1" draw:layer="layout" svg:x1="12.049cm" svg:y1="2.651cm" svg:x2="12.811cm" svg:y2="5.318cm">
          <text:p/>
        </draw:line>
        <draw:line draw:style-name="gr2" draw:text-style-name="P2" draw:layer="layout" svg:x1="13.192cm" svg:y1="6.08cm" svg:x2="20.558cm" svg:y2="6.025cm">
          <text:p/>
        </draw:line>
        <draw:line draw:style-name="gr3" draw:text-style-name="P1" draw:layer="layout" svg:x1="12.938cm" svg:y1="5.191cm" svg:x2="13.319cm" svg:y2="6.08cm">
          <text:p/>
        </draw:line>
        <draw:frame draw:style-name="gr4" draw:text-style-name="P3" draw:layer="layout" svg:width="4.655cm" svg:height="0.962cm" svg:x="13.319cm" svg:y="4.991cm">
          <draw:text-box>
            <text:p>Android-x86-M</text:p>
          </draw:text-box>
        </draw:frame>
        <draw:line draw:style-name="gr3" draw:text-style-name="P1" draw:layer="layout" svg:x1="14.716cm" svg:y1="6.08cm" svg:x2="15.224cm" svg:y2="7.223cm">
          <text:p/>
        </draw:line>
        <draw:line draw:style-name="gr3" draw:text-style-name="P1" draw:layer="layout" svg:x1="19.796cm" svg:y1="6.08cm" svg:x2="20.939cm" svg:y2="7.985cm">
          <text:p/>
        </draw:line>
        <draw:line draw:style-name="gr2" draw:text-style-name="P2" draw:layer="layout" svg:x1="6.588cm" svg:y1="7.167cm" svg:x2="15.224cm" svg:y2="7.04cm">
          <text:p/>
        </draw:line>
        <draw:line draw:style-name="gr3" draw:text-style-name="P1" draw:layer="layout" svg:x1="15.224cm" svg:y1="6.969cm" svg:x2="15.732cm" svg:y2="8.112cm">
          <text:p/>
        </draw:line>
        <draw:measure draw:style-name="gr5" draw:text-style-name="P4" draw:layer="measurelines" svg:x1="17.918cm" svg:y1="1.509cm" svg:x2="18.045cm" svg:y2="15.606cm">
          <text:p text:style-name="P4"/>
        </draw:measure>
        <draw:frame draw:style-name="gr4" draw:text-style-name="P6" draw:layer="layout" svg:width="2.805cm" svg:height="0.729cm" svg:x="8.747cm" svg:y="4.843cm">
          <draw:text-box>
            <text:p text:style-name="P5"><text:span text:style-name="T1">aosp_l+x86</text:span></text:p>
          </draw:text-box>
        </draw:frame>
        <draw:frame draw:style-name="gr4" draw:text-style-name="P8" draw:layer="layout" svg:width="3.038cm" svg:height="0.729cm" svg:x="15.205cm" svg:y="5.732cm">
          <draw:text-box>
            <text:p text:style-name="P7"><text:span text:style-name="T2">aosp_M+x86</text:span></text:p>
          </draw:text-box>
        </draw:frame>
        <draw:frame draw:style-name="gr4" draw:text-style-name="P6" draw:layer="layout" svg:width="3.961cm" svg:height="0.729cm" svg:x="10.144cm" svg:y="6.715cm">
          <draw:text-box>
            <text:p text:style-name="P5"><text:span text:style-name="T1">aosp_l+x86+OTO</text:span></text:p>
          </draw:text-box>
        </draw:frame>
        <draw:frame draw:style-name="gr4" draw:text-style-name="P6" draw:layer="layout" svg:width="4.193cm" svg:height="0.729cm" svg:x="15.823cm" svg:y="7.51cm">
          <draw:text-box>
            <text:p text:style-name="P5"><text:span text:style-name="T1">aosp_M+x86+OTO</text:span></text:p>
          </draw:text-box>
        </draw:frame>
        <draw:frame draw:style-name="gr4" draw:text-style-name="P9" draw:layer="layout" svg:width="12.692cm" svg:height="2.875cm" svg:x="1.508cm" svg:y="16.54cm">
          <draw:text-box>
            <text:p><text:span text:style-name="T3">版本升级策略</text:span><text:span text:style-name="T3">:</text:span></text:p>
            <text:p><text:span text:style-name="T3">1.aosp</text:span><text:span text:style-name="T3">部分跟随</text:span><text:span text:style-name="T3">android-x86-M,</text:span><text:span text:style-name="T3">指向</text:span><text:span text:style-name="T3">android-6.0.1_r52</text:span></text:p>
            <text:p><text:span text:style-name="T3">2.x86</text:span><text:span text:style-name="T3">部分从</text:span><text:span text:style-name="T3">marshmallow-x86 merge</text:span><text:span text:style-name="T3">到</text:span><text:span text:style-name="T3">OTO</text:span><text:span text:style-name="T3">上</text:span></text:p>
            <text:p><text:span text:style-name="T3">3.OTO</text:span><text:span text:style-name="T3">修改部分</text:span><text:span text:style-name="T3">,</text:span><text:span text:style-name="T3">从</text:span><text:span text:style-name="T3">android-x86-M merge</text:span><text:span text:style-name="T3">到</text:span><text:span text:style-name="T3">OTO</text:span><text:span text:style-name="T3">来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8T11:06:02.551605694</meta:creation-date>
    <dc:date>2016-07-28T11:30:35.619443052</dc:date>
    <meta:editing-duration>PT9M10S</meta:editing-duration>
    <meta:editing-cycles>1</meta:editing-cycles>
    <meta:document-statistic meta:object-count="24"/>
    <meta:generator>LibreOffice/5.0.6.2$Linux_X86_64 LibreOffice_project/00m0$Build-2</meta:generator>
  </office:meta>
</office:document-meta>
</file>